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paragraph-properties fo:text-align="justify" style:justify-single-word="false"/>
      <style:text-properties fo:font-weight="bold"/>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499cm" loext:contextual-spacing="false" fo:text-align="justify" style:justify-single-word="false"/>
    </style:style>
    <style:style style:name="P5" style:family="paragraph" style:parent-style-name="Standard">
      <style:text-properties fo:font-weight="bold"/>
    </style:style>
    <style:style style:name="P6" style:family="paragraph" style:parent-style-name="Standard">
      <style:paragraph-properties fo:text-align="justify" style:justify-single-word="false"/>
      <style:text-properties fo:font-weight="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18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fo:font-weight="bold" style:font-size-asian="10pt" style:font-size-complex="10pt"/>
    </style:style>
    <style:style style:name="P11" style:family="paragraph" style:parent-style-name="Standard">
      <style:paragraph-properties fo:margin-top="0cm" fo:margin-bottom="0.499cm" loext:contextual-spacing="false"/>
    </style:style>
    <style:style style:name="T1" style:family="text">
      <style:text-properties fo:font-weight="bold"/>
    </style:style>
    <style:style style:name="T2" style:family="text">
      <style:text-properties fo:text-transform="uppercase"/>
    </style:style>
    <style:style style:name="T3" style:family="text">
      <style:text-properties fo:text-transform="uppercase" fo:font-weight="bold"/>
    </style:style>
    <style:style style:name="T4" style:family="text">
      <style:text-properties fo:color="#222222" fo:background-color="#fff9ee" loext:char-shading-value="0"/>
    </style:style>
    <style:style style:name="T5" style:family="text">
      <style:text-properties style:font-name="times new roman" fo:font-size="12pt"/>
    </style:style>
    <style:style style:name="T6" style:family="text">
      <style:text-properties style:font-name="times new roman" fo:font-size="12pt"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3">AULA EM 12 DE FEVEREIRO DE 2017 – LIÇÃO 7</text:span></text:p>
      <text:p text:style-name="P10">(Revista: Editora Betel)</text:p>
      <text:p text:style-name="P3"/>
      <text:p text:style-name="P8">Tema: <text:span text:style-name="T3">Deus convoca todos à santificação para a travessia do Jordão</text:span></text:p>
      <text:p text:style-name="P3"/>
      <text:p text:style-name="P3">Texto Áureo: <text:span text:style-name="T1">Js 3.5</text:span></text:p>
      <text:p text:style-name="P3">  </text:p>
      <text:p text:style-name="P1">INTRODUÇÃO</text:p>
      <text:p text:style-name="Standard">- Querido(a) professor(a), nesta lição comece perguntando para os alunos o que é santificação? Deixe que respondam e comente as respostas para entrar na lição.</text:p>
      <text:p text:style-name="Standard">- “<text:span text:style-name="T1">não um modelo que se usa para obter determinado favor”</text:span>, muitos usam o próprio texto de Josué para afirmar erradamente que a santificação é um método para obter algo, afirmam que assim como Josué santificou o povo para conquistar a terra, também devemos nos santificar para obter algum benefício de Deus, mas isso não é verdade.</text:p>
      <text:p text:style-name="Standard">- “<text:span text:style-name="T1">é de prática continua e não temporária”</text:span>, deve-se praticar diariamente, até que se torne algo normal na nossa vida cristã.</text:p>
      <text:p text:style-name="Standard">__________________________________________</text:p>
      <text:p text:style-name="P1">1. <text:span text:style-name="T2">O caminho exige santificação</text:span></text:p>
      <text:p text:style-name="P3"><text:soft-page-break/><text:span text:style-name="T1">- “e o primeiro desafio era atravessar o Jordão”</text:span>, Deus fez maravilhas para tirar eles da terra do Egito e agora faria maravilhas para os introduzir na Terra Prometida.</text:p>
      <text:p text:style-name="Standard"><text:line-break/><text:span text:style-name="T1">1.1. A santificação.</text:span><text:line-break/>- “<text:span text:style-name="T1">descansavam numa vida de consagração”</text:span>, é uma vida de separação para o serviço do Senhor, para pertencer a Deus.<text:line-break/>- “<text:span text:style-name="T1">Alguns eruditos afirmam que significa: “lapidar””</text:span>, esses eruditos são os estudiosos da Palavra de Deus, que publicam livros e artigos, e o termo “lapidar” significa basicamente “tirar os rudimentos”, deixando somente o que interessa. Dessa forma a “consagração” seria tirar os rudimentos do mundo.<text:line-break/>- “<text:span text:style-name="T1">traz implícito o significado de “santo””</text:span>, significa “separado” ou melhor “separado para Deus”.</text:p>
      <text:p text:style-name="P3"/>
      <text:p text:style-name="Standard"><text:span text:style-name="T1">1.2. A santificação faz abrir o Jordão.</text:span><text:line-break/><text:span text:style-name="T1">- “era necessária a santificação pessoal de cada um”</text:span>, Deus não aceita que suas maravilhas sejam vistas de qualquer maneira, como se fosse uma coisa qualquer, por isso, para que alcancemos as maravilhas do Reino de Deus devemos nos consagrar.<text:line-break/>- “<text:span text:style-name="T1">exigia do povo cooperação, confiança e coragem”</text:span>, ninguém se agrada de ver um filho preguiçoso, medroso e sem confiança e Deus também não, por isso Ele requer de nós.<text:line-break/><text:soft-page-break/>- “<text:span text:style-name="T1">deveriam levantar a Arca da Aliança adiante do povo”</text:span>, para que o nome do Senhor fosse exaltado na travessia do rio Jordão e assim animasse o povo à conquista.<text:line-break/>- “<text:span text:style-name="T1">O leito do rio se secaria e todo o Israel atravessaria”</text:span>, na verdade o que aconteceu foi uma enorme represa, talvez a primeira da história, onde as águas ficaram paradas numa parte e o restante do leito secou. <text:line-break/><text:line-break/><text:span text:style-name="T1">1.3.</text:span><text:span text:style-name="T4"> </text:span><text:span text:style-name="T1">Sacerdotes na água, povo na terra.</text:span></text:p>
      <text:p text:style-name="P3"><text:span text:style-name="T1">- “e o povo passaria a pé enxuto”</text:span>, significa “pé seco”, a Bíblia não afirma se foi vento que barrou as águas como foi no Mar Vermelho, pois o vento também secou a lama no fundo do mar, mas podemos aceitar que o povo passou com o pé extremamente seco ou úmido, tanto faz.</text:p>
      <text:p text:style-name="P3"><text:span text:style-name="T1">- “os sacerdotes deveriam ficar parados, no meio”</text:span>, isso para mostrar o poder de Deus no meio do povo. Se Deus está no meio da congregação podemos seguir adiante para alcançar a Terra Prometida.</text:p>
      <text:p text:style-name="P3">- “<text:span text:style-name="T1">ao aproximar-se o momento da decisão”</text:span>, assim também ocorre com os santos do Senhor ao aproximar o momento decisivo do arrebatamento da Igreja.</text:p>
      <text:p text:style-name="P3">- “<text:span text:style-name="T1">dispostos a, em obediência ao Senhor, “molhar os pés””</text:span>, significa aqui a “pegar no pesado”, “se sacrificar”, “se colocar na posição”, para que outros possam chegar ao objetivo final. </text:p>
      <text:p text:style-name="P2"><text:soft-page-break/>_____________________________________________</text:p>
      <text:p text:style-name="P1">2.<text:span text:style-name="T2">  As fontes de motivação</text:span></text:p>
      <text:p text:style-name="P1"/>
      <text:p text:style-name="P1">2.1. Não se alcança perfeição agindo com emoção.</text:p>
      <text:p text:style-name="P3"><text:span text:style-name="T1">- “decisões que tomamos com base nas emoções”</text:span>, decisões com base em emoções sempre prejudicam, desde a compra de um produto até a aceitar um proposta de emprego.</text:p>
      <text:p text:style-name="P3">- “<text:span text:style-name="T1">Tranquilidade antes de agir”</text:span>, deveriam se consagrar antes de adentrar a Terra Prometida, assim devemos agir atualmente, é um preparo para a conquista. Atualmente muitos negam esse tempo de preparo de santificação e de consulta ao Senhor.</text:p>
      <text:p text:style-name="P3">- “<text:span text:style-name="T1">quão eficaz seria analisar responsavelmente todas as decisões”</text:span>, na verdade muitos erros seriam evitados, principalmente no meio ministerial.</text:p>
      <text:p text:style-name="P3">- “<text:span text:style-name="T1">ainda que, com lágrimas, o buscou”</text:span>, se referindo a Esaú, veja o verso anterior:</text:p>
      <text:p text:style-name="P11">“<text:span text:style-name="T6">E ninguém seja devasso, ou profano, como Esaú, que por uma refeição vendeu o seu direito de primogenitura.” Hb 12.16 </text:span><text:span text:style-name="T5">Veja que Esaú agiu de forma impensada.</text:span></text:p>
      <text:p text:style-name="P2">2.2. A maravilha de amanhã depende do preparo de hoje.</text:p>
      <text:p text:style-name="P3">- “<text:span text:style-name="T1">A santificação de hoje garante a maravilha de amanhã”</text:span>, um ministro, um dirigente, um grupo de <text:soft-page-break/>irmãs, uma equipe de oração, se quiserem ver operação de maravilhas devem começar a santificação com antecedência.</text:p>
      <text:p text:style-name="P3">- “<text:span text:style-name="T1">constantemente enfrentando desafios”</text:span>, é uma obra árdua e espinhosa, por isso o Senhor precisa de crentes dispostos à consagração de suas vidas.</text:p>
      <text:p text:style-name="P3">- “<text:span text:style-name="T1">A nossa fé deve procurar crescer e ver a glória”</text:span>, o contrário disso é a acomodação, devemos dizer não ao estado de acomodação de nossa vida espiritual.</text:p>
      <text:p text:style-name="P3">- “<text:span text:style-name="T1">porque o Senhor está batalhando ao nosso lado”</text:span>, assim como a Arco do Concerto estava no meio da travessia do rio, devemos ter a certeza que teremos sucesso na nossa conquista.</text:p>
      <text:p text:style-name="P3"/>
      <text:p text:style-name="P2">2.3. Quem gasta tempo sabe por onde deve seguir.</text:p>
      <text:p text:style-name="P3"><text:span text:style-name="T1">- “tempo é um princípio que devemos examinar”</text:span>, o tempo é uma das coisas mais preciosas que foi dada ao ser humano por Deus e cada minuto perdido não retorna nunca mais.</text:p>
      <text:p text:style-name="P3">- “<text:span text:style-name="T1">Quando invocamos a Deus em tudo”</text:span>, quando deixamos Deus de fora de algo estamos assumindo o risco do insucesso.</text:p>
      <text:p text:style-name="P3">- “<text:span text:style-name="T1">é sempre estar informado do caminho”</text:span>, Deus sempre nos revela os perigos e as dificuldade da caminhada, nos ajuda a escolher a melhor opção.</text:p>
      <text:p text:style-name="P3">________________________________________</text:p>
      <text:p text:style-name="P2">3.<text:span text:style-name="T2"> Passando o Jordão.</text:span></text:p>
      <text:p text:style-name="P3"/>
      <text:p text:style-name="P2"><text:soft-page-break/>3.1. A travessia do Jordão.</text:p>
      <text:p text:style-name="P3"><text:span text:style-name="T1">- “já não era guiado pela nuvem durante o dia”</text:span>, aquela nuvem guiou ele durante toda a caminhada no deserto e agora, porém agora eles seguiam a Arca.</text:p>
      <text:p text:style-name="P3">- “<text:span text:style-name="T1">figura simbólica do próprio Jesus Cristo”</text:span>, elementos da Arca aludem a Jesus Cristo, pelo próprio nome dela, que é “Arca do Concerto”, pois em Jesus temos um novo concerto e dentro dela havia: as Tábuas da Aliança, um pote com o maná e a vara de Arão que floresceu. Representando o que Jesus é: Cumprimento da Lei, alimento espiritual e autoridade.</text:p>
      <text:p text:style-name="P3"/>
      <text:p text:style-name="P2">3.2. Gilgal, o lugar da circuncisão.</text:p>
      <text:p text:style-name="P3"><text:span text:style-name="T1">- “circuncidar todo o povo que nasceu no deserto”</text:span>, era fazer um corte na pele do prepúcio da genitália masculina, os que nasceram no ainda não haviam feito.</text:p>
      <text:p text:style-name="P3">- “<text:span text:style-name="T1">Aquele dia foi de grande dor para os Israelitas”</text:span>, esse corte era feito nos recém nascidos de oito dias, agora imagine um corte daquele nos adultos e sem anestesia.</text:p>
      <text:p text:style-name="P3">- “<text:span text:style-name="T1">como sinal de que eles pertenciam a uma aliança”</text:span>, também era uma medida profilática, pois na época a taxa de mortalidade infantil era muito alta, mas em Israel era baixa.</text:p>
      <text:p text:style-name="P3"/>
      <text:p text:style-name="P2">3.3. De Moisés a Josué.</text:p>
      <text:p text:style-name="P3">- “<text:span text:style-name="T1">o que Israel teve que fazer para possuir a terra”</text:span>, não foi simplesmente chegar e pegar de mão beijada. A <text:soft-page-break/>caminhada até a Terra Prometida que representa o céu é com dificuldade e santificação.</text:p>
      <text:p text:style-name="P3">- “<text:span text:style-name="T1">a qual era incapaz de conduzir o povo a salvação”</text:span>, a função da Lei é trazer a condenação, Jesus é quem traz a salvação por meio da Sua Graça.  </text:p>
      <text:p text:style-name="P3">- “<text:span text:style-name="T1">O povo deveria aceitar a Josué”</text:span>, Deus mostrou para o povo que assim como esteve com Moisés também estaria com Josué. Assim também a Bíblia nos mostra que o mesmo Senhor Criador do céu e da Terra que nos trouxe a Lei, também enviou a Jesus Cristo para morrer por nós e nos fazer entrar no céu.</text:p>
      <text:p text:style-name="P3"/>
      <text:p text:style-name="P2">CONCLUSÃO</text:p>
      <text:p text:style-name="P3">- “<text:span text:style-name="T1">santificada, circuncidada, obediente e guerreira”</text:span>, santificada, quer dizer que era separada, consagrada. Circuncidada, quer dizer que possuía a marca do povo de Deus, Obediente, quer dizer que cumpria as ordenanças do Senhor e guerreira, porque não fugia do combate.</text:p>
      <text:p text:style-name="P3">- Faça o resumo para a revisão e corrija o questionário.</text:p>
      <text:p text:style-name="P3"/>
      <text:p text:style-name="P2">QUESTIONÁRIO</text:p>
      <text:p text:style-name="P3"/>
      <text:p text:style-name="P2">1. Qual foi o primeiro desafio da geração liderada por Josué?</text:p>
      <text:p text:style-name="P3">R: Atravessar o Jordão (Js 1.2).</text:p>
      <text:p text:style-name="P3"/>
      <text:p text:style-name="P2"><text:soft-page-break/>2. Qual a preparação feita pelo povo antes do milagre do Jordão?</text:p>
      <text:p text:style-name="P3">R: A santificação (Js 3.5).</text:p>
      <text:p text:style-name="P3"/>
      <text:p text:style-name="P2">3. O que garante a santificação de hoje?</text:p>
      <text:p text:style-name="P3">R: O milagre de amanhã (Js 3.5b).</text:p>
      <text:p text:style-name="P3"/>
      <text:p text:style-name="P2">4. O que o Senhor mandou Josué fazer em Gilgal?</text:p>
      <text:p text:style-name="P3">R: Circuncidar todo o povo (Js 4.19; 5.2-5).</text:p>
      <text:p text:style-name="P3"/>
      <text:p text:style-name="P2">5. Do que a Lei era incapaz?</text:p>
      <text:p text:style-name="P3">R: De conduzir o povo à salvação (Hb 9.11, 15).</text:p>
      <text:p text:style-name="P3"><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2-10T23:52:01.192498697</dc:date>
    <meta:editing-duration>PT8M26S</meta:editing-duration>
    <meta:editing-cycles>4</meta:editing-cycles>
    <meta:generator>LibreOffice/5.2.5.1$Linux_X86_64 LibreOffice_project/20m0$Build-1</meta:generator>
    <meta:document-statistic meta:table-count="0" meta:image-count="0" meta:object-count="0" meta:page-count="8" meta:paragraph-count="62" meta:word-count="1357" meta:character-count="7869" meta:non-whitespace-character-count="6563"/>
  </office:meta>
</office:document-meta>
</file>